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a9d46" officeooo:paragraph-rsid="000a9d46"/>
    </style:style>
    <style:style style:name="P2" style:family="paragraph" style:parent-style-name="Standard">
      <style:paragraph-properties fo:text-align="start" style:justify-single-word="false"/>
      <style:text-properties officeooo:rsid="000a9d46" officeooo:paragraph-rsid="000a9d46"/>
    </style:style>
    <style:style style:name="P3" style:family="paragraph" style:parent-style-name="Standard">
      <style:paragraph-properties fo:text-align="start" style:justify-single-word="false"/>
      <style:text-properties officeooo:rsid="000b0261" officeooo:paragraph-rsid="000b0261"/>
    </style:style>
    <style:style style:name="P4" style:family="paragraph" style:parent-style-name="Standard">
      <style:paragraph-properties fo:text-align="start" style:justify-single-word="false"/>
      <style:text-properties officeooo:rsid="000b0261" officeooo:paragraph-rsid="000c479a"/>
    </style:style>
    <style:style style:name="P5" style:family="paragraph" style:parent-style-name="Standard">
      <style:paragraph-properties fo:text-align="center" style:justify-single-word="false"/>
      <style:text-properties fo:font-size="15pt" fo:font-weight="bold" officeooo:rsid="000a9d46" officeooo:paragraph-rsid="000a9d46"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0a9d46" officeooo:paragraph-rsid="000a9d46" style:font-size-asian="15pt" style:font-weight-asian="bold" style:font-size-complex="15pt" style:font-weight-complex="bold"/>
    </style:style>
    <style:style style:name="P7" style:family="paragraph" style:parent-style-name="Standard">
      <style:paragraph-properties fo:text-align="center" style:justify-single-word="false"/>
      <style:text-properties fo:font-size="15pt" fo:font-weight="bold" officeooo:rsid="000c7a7f" officeooo:paragraph-rsid="000c7a7f" style:font-size-asian="15pt" style:font-weight-asian="bold" style:font-size-complex="15pt" style:font-weight-complex="bold"/>
    </style:style>
    <style:style style:name="P8" style:family="paragraph" style:parent-style-name="Standard">
      <style:paragraph-properties fo:text-align="center" style:justify-single-word="false"/>
      <style:text-properties fo:font-size="15pt" fo:font-weight="bold" officeooo:rsid="000de41b" officeooo:paragraph-rsid="000de41b" style:font-size-asian="15pt" style:font-weight-asian="bold" style:font-size-complex="15pt" style:font-weight-complex="bold"/>
    </style:style>
    <style:style style:name="P9" style:family="paragraph" style:parent-style-name="Standard">
      <style:paragraph-properties fo:text-align="center" style:justify-single-word="false"/>
      <style:text-properties fo:font-size="15pt" fo:font-weight="bold" officeooo:rsid="0014d5a9" officeooo:paragraph-rsid="0014d5a9" style:font-size-asian="15pt" style:font-weight-asian="bold" style:font-size-complex="15pt" style:font-weight-complex="bold"/>
    </style:style>
    <style:style style:name="P10" style:family="paragraph" style:parent-style-name="Standard">
      <style:paragraph-properties fo:text-align="center" style:justify-single-word="false"/>
      <style:text-properties fo:font-size="15pt" fo:font-weight="bold" officeooo:rsid="00187b4f" officeooo:paragraph-rsid="00187b4f" style:font-size-asian="15pt" style:font-weight-asian="bold" style:font-size-complex="15pt" style:font-weight-complex="bold"/>
    </style:style>
    <style:style style:name="P11" style:family="paragraph" style:parent-style-name="Standard">
      <style:paragraph-properties fo:text-align="center" style:justify-single-word="false"/>
      <style:text-properties fo:font-size="15pt" fo:font-weight="bold" officeooo:rsid="0019473a" officeooo:paragraph-rsid="0019473a" style:font-size-asian="15pt" style:font-weight-asian="bold" style:font-size-complex="15pt" style:font-weight-complex="bold"/>
    </style:style>
    <style:style style:name="P12" style:family="paragraph" style:parent-style-name="Standard">
      <style:paragraph-properties fo:text-align="center" style:justify-single-word="false"/>
      <style:text-properties fo:font-size="15pt" fo:font-weight="bold" officeooo:rsid="00199463" officeooo:paragraph-rsid="00199463" style:font-size-asian="15pt" style:font-weight-asian="bold" style:font-size-complex="15pt" style:font-weight-complex="bold"/>
    </style:style>
    <style:style style:name="P13" style:family="paragraph" style:parent-style-name="Standard">
      <style:paragraph-properties fo:text-align="center" style:justify-single-word="false"/>
      <style:text-properties fo:font-size="15pt" fo:font-weight="bold" officeooo:rsid="001a3cd1" officeooo:paragraph-rsid="001a3cd1" style:font-size-asian="15pt" style:font-weight-asian="bold" style:font-size-complex="15pt" style:font-weight-complex="bold"/>
    </style:style>
    <style:style style:name="P14" style:family="paragraph" style:parent-style-name="Standard">
      <style:paragraph-properties fo:text-align="center" style:justify-single-word="false"/>
      <style:text-properties fo:font-size="15pt" fo:font-weight="bold" officeooo:rsid="001ba476" officeooo:paragraph-rsid="001ba476" style:font-size-asian="15pt" style:font-weight-asian="bold" style:font-size-complex="15pt" style:font-weight-complex="bold"/>
    </style:style>
    <style:style style:name="P15" style:family="paragraph" style:parent-style-name="Standard">
      <style:paragraph-properties fo:text-align="center" style:justify-single-word="false"/>
      <style:text-properties fo:font-size="15pt" fo:font-weight="bold" officeooo:rsid="001e5d52" officeooo:paragraph-rsid="001e5d52" style:font-size-asian="15pt" style:font-weight-asian="bold" style:font-size-complex="15pt" style:font-weight-complex="bold"/>
    </style:style>
    <style:style style:name="P16" style:family="paragraph" style:parent-style-name="Standard">
      <style:paragraph-properties fo:text-align="start" style:justify-single-word="false"/>
      <style:text-properties officeooo:rsid="000c479a" officeooo:paragraph-rsid="000c479a"/>
    </style:style>
    <style:style style:name="P17" style:family="paragraph" style:parent-style-name="Standard">
      <style:paragraph-properties fo:text-align="start" style:justify-single-word="false"/>
      <style:text-properties officeooo:rsid="000c7a7f" officeooo:paragraph-rsid="000c7a7f"/>
    </style:style>
    <style:style style:name="P18" style:family="paragraph" style:parent-style-name="Standard">
      <style:paragraph-properties fo:text-align="start" style:justify-single-word="false"/>
      <style:text-properties officeooo:rsid="000c7a7f" officeooo:paragraph-rsid="000d2ce8"/>
    </style:style>
    <style:style style:name="P19" style:family="paragraph" style:parent-style-name="Standard">
      <style:paragraph-properties fo:text-align="center" style:justify-single-word="false"/>
      <style:text-properties officeooo:rsid="000c7a7f" officeooo:paragraph-rsid="000c7a7f"/>
    </style:style>
    <style:style style:name="P20" style:family="paragraph" style:parent-style-name="Standard">
      <style:paragraph-properties fo:text-align="start" style:justify-single-word="false"/>
      <style:text-properties officeooo:rsid="000d2ce8" officeooo:paragraph-rsid="000d2ce8"/>
    </style:style>
    <style:style style:name="P21" style:family="paragraph" style:parent-style-name="Standard">
      <style:paragraph-properties fo:text-align="center" style:justify-single-word="false"/>
      <style:text-properties fo:font-weight="bold" officeooo:rsid="0019473a" officeooo:paragraph-rsid="0019473a" style:font-weight-asian="bold" style:font-weight-complex="bold"/>
    </style:style>
    <style:style style:name="P22" style:family="paragraph" style:parent-style-name="Standard">
      <style:paragraph-properties fo:text-align="start" style:justify-single-word="false"/>
      <style:text-properties fo:font-weight="bold" officeooo:rsid="001ba476" officeooo:paragraph-rsid="001ba476" style:font-weight-asian="bold" style:font-weight-complex="bold"/>
    </style:style>
    <style:style style:name="P23" style:family="paragraph" style:parent-style-name="Standard">
      <style:paragraph-properties fo:text-align="center" style:justify-single-word="false"/>
      <style:text-properties officeooo:rsid="000de41b" officeooo:paragraph-rsid="000de41b"/>
    </style:style>
    <style:style style:name="P24" style:family="paragraph" style:parent-style-name="Standard">
      <style:paragraph-properties fo:text-align="start" style:justify-single-word="false"/>
      <style:text-properties officeooo:rsid="000de41b" officeooo:paragraph-rsid="000de41b"/>
    </style:style>
    <style:style style:name="P25" style:family="paragraph" style:parent-style-name="Standard">
      <style:paragraph-properties fo:text-align="start" style:justify-single-word="false"/>
      <style:text-properties officeooo:rsid="000ec14d" officeooo:paragraph-rsid="000ec14d"/>
    </style:style>
    <style:style style:name="P26" style:family="paragraph" style:parent-style-name="Standard">
      <style:paragraph-properties fo:text-align="start" style:justify-single-word="false"/>
      <style:text-properties officeooo:rsid="00109f3c" officeooo:paragraph-rsid="00109f3c"/>
    </style:style>
    <style:style style:name="P27" style:family="paragraph" style:parent-style-name="Standard">
      <style:paragraph-properties fo:text-align="start" style:justify-single-word="false"/>
      <style:text-properties officeooo:rsid="00110f65" officeooo:paragraph-rsid="00110f65"/>
    </style:style>
    <style:style style:name="P28" style:family="paragraph" style:parent-style-name="Standard">
      <style:paragraph-properties fo:text-align="start" style:justify-single-word="false"/>
      <style:text-properties officeooo:rsid="0011dfd8" officeooo:paragraph-rsid="0011dfd8"/>
    </style:style>
    <style:style style:name="P29" style:family="paragraph" style:parent-style-name="Standard">
      <style:paragraph-properties fo:text-align="start" style:justify-single-word="false"/>
      <style:text-properties officeooo:rsid="00136e49" officeooo:paragraph-rsid="00136e49"/>
    </style:style>
    <style:style style:name="P30" style:family="paragraph" style:parent-style-name="Standard">
      <style:paragraph-properties fo:text-align="start" style:justify-single-word="false"/>
      <style:text-properties officeooo:rsid="0014d5a9" officeooo:paragraph-rsid="0014d5a9"/>
    </style:style>
    <style:style style:name="P31" style:family="paragraph" style:parent-style-name="Standard">
      <style:paragraph-properties fo:text-align="center" style:justify-single-word="false"/>
      <style:text-properties officeooo:rsid="0014d5a9" officeooo:paragraph-rsid="0014d5a9"/>
    </style:style>
    <style:style style:name="P32" style:family="paragraph" style:parent-style-name="Standard">
      <style:paragraph-properties fo:text-align="start" style:justify-single-word="false"/>
      <style:text-properties officeooo:rsid="00151e7c" officeooo:paragraph-rsid="00151e7c"/>
    </style:style>
    <style:style style:name="P33" style:family="paragraph" style:parent-style-name="Standard">
      <style:paragraph-properties fo:text-align="start" style:justify-single-word="false"/>
      <style:text-properties officeooo:rsid="001584a7" officeooo:paragraph-rsid="001584a7"/>
    </style:style>
    <style:style style:name="P34" style:family="paragraph" style:parent-style-name="Standard">
      <style:paragraph-properties fo:text-align="start" style:justify-single-word="false"/>
      <style:text-properties officeooo:rsid="001584a7" officeooo:paragraph-rsid="00170554"/>
    </style:style>
    <style:style style:name="P35" style:family="paragraph" style:parent-style-name="Standard">
      <style:paragraph-properties fo:text-align="start" style:justify-single-word="false"/>
      <style:text-properties officeooo:rsid="00170554" officeooo:paragraph-rsid="00170554"/>
    </style:style>
    <style:style style:name="P36" style:family="paragraph" style:parent-style-name="Standard">
      <style:paragraph-properties fo:text-align="start" style:justify-single-word="false"/>
      <style:text-properties officeooo:rsid="00184dbe" officeooo:paragraph-rsid="00184dbe"/>
    </style:style>
    <style:style style:name="P37" style:family="paragraph" style:parent-style-name="Standard">
      <style:paragraph-properties fo:text-align="center" style:justify-single-word="false"/>
      <style:text-properties officeooo:rsid="00187b4f" officeooo:paragraph-rsid="00187b4f"/>
    </style:style>
    <style:style style:name="P38" style:family="paragraph" style:parent-style-name="Standard">
      <style:paragraph-properties fo:text-align="start" style:justify-single-word="false"/>
      <style:text-properties officeooo:rsid="00187b4f" officeooo:paragraph-rsid="00187b4f"/>
    </style:style>
    <style:style style:name="P39" style:family="paragraph" style:parent-style-name="Standard">
      <style:paragraph-properties fo:text-align="start" style:justify-single-word="false"/>
      <style:text-properties fo:font-weight="normal" officeooo:rsid="0019473a" officeooo:paragraph-rsid="0019473a" style:font-weight-asian="normal" style:font-weight-complex="normal"/>
    </style:style>
    <style:style style:name="P40" style:family="paragraph" style:parent-style-name="Standard">
      <style:paragraph-properties fo:text-align="start" style:justify-single-word="false"/>
      <style:text-properties fo:font-weight="normal" officeooo:rsid="00199463" officeooo:paragraph-rsid="00199463" style:font-weight-asian="normal" style:font-weight-complex="normal"/>
    </style:style>
    <style:style style:name="P41" style:family="paragraph" style:parent-style-name="Standard">
      <style:paragraph-properties fo:text-align="start" style:justify-single-word="false"/>
      <style:text-properties officeooo:rsid="0019473a" officeooo:paragraph-rsid="0019473a"/>
    </style:style>
    <style:style style:name="P42" style:family="paragraph" style:parent-style-name="Standard">
      <style:paragraph-properties fo:text-align="start" style:justify-single-word="false"/>
      <style:text-properties officeooo:rsid="00199463" officeooo:paragraph-rsid="00199463"/>
    </style:style>
    <style:style style:name="P43" style:family="paragraph" style:parent-style-name="Standard">
      <style:paragraph-properties fo:text-align="center" style:justify-single-word="false"/>
      <style:text-properties officeooo:rsid="00199463" officeooo:paragraph-rsid="00199463"/>
    </style:style>
    <style:style style:name="P44" style:family="paragraph" style:parent-style-name="Standard">
      <style:paragraph-properties fo:text-align="start" style:justify-single-word="false"/>
      <style:text-properties officeooo:rsid="001a3cd1" officeooo:paragraph-rsid="001a3cd1"/>
    </style:style>
    <style:style style:name="P45" style:family="paragraph" style:parent-style-name="Standard">
      <style:paragraph-properties fo:text-align="center" style:justify-single-word="false"/>
      <style:text-properties officeooo:rsid="001a3cd1" officeooo:paragraph-rsid="001a3cd1"/>
    </style:style>
    <style:style style:name="P46" style:family="paragraph" style:parent-style-name="Standard">
      <style:paragraph-properties fo:text-align="center" style:justify-single-word="false"/>
      <style:text-properties officeooo:rsid="001ba476" officeooo:paragraph-rsid="001ba476"/>
    </style:style>
    <style:style style:name="P47" style:family="paragraph" style:parent-style-name="Standard">
      <style:paragraph-properties fo:text-align="start" style:justify-single-word="false"/>
      <style:text-properties officeooo:rsid="001ba476" officeooo:paragraph-rsid="001ba476"/>
    </style:style>
    <style:style style:name="P48" style:family="paragraph" style:parent-style-name="Standard">
      <style:paragraph-properties fo:text-align="start" style:justify-single-word="false"/>
      <style:text-properties officeooo:rsid="001ba476" officeooo:paragraph-rsid="001c01db"/>
    </style:style>
    <style:style style:name="P49" style:family="paragraph" style:parent-style-name="Standard">
      <style:paragraph-properties fo:text-align="center" style:justify-single-word="false"/>
      <style:text-properties fo:font-size="14pt" fo:font-weight="bold" officeooo:rsid="001ba476" officeooo:paragraph-rsid="001ba476" style:font-size-asian="14pt" style:font-weight-asian="bold" style:font-size-complex="14pt" style:font-weight-complex="bold"/>
    </style:style>
    <style:style style:name="P50" style:family="paragraph" style:parent-style-name="Standard">
      <style:paragraph-properties fo:text-align="start" style:justify-single-word="false"/>
      <style:text-properties officeooo:rsid="001c01db" officeooo:paragraph-rsid="001c01db"/>
    </style:style>
    <style:style style:name="P51" style:family="paragraph" style:parent-style-name="Standard">
      <style:paragraph-properties fo:text-align="center" style:justify-single-word="false"/>
      <style:text-properties officeooo:rsid="001c01db" officeooo:paragraph-rsid="001c01db"/>
    </style:style>
    <style:style style:name="P52" style:family="paragraph" style:parent-style-name="Standard">
      <style:paragraph-properties fo:text-align="start" style:justify-single-word="false"/>
      <style:text-properties officeooo:rsid="000b0261" officeooo:paragraph-rsid="000b0261"/>
    </style:style>
    <style:style style:name="P53" style:family="paragraph" style:parent-style-name="Standard">
      <style:paragraph-properties fo:text-align="start" style:justify-single-word="false"/>
      <style:text-properties officeooo:rsid="000de41b" officeooo:paragraph-rsid="000de41b"/>
    </style:style>
    <style:style style:name="P54" style:family="paragraph" style:parent-style-name="Standard">
      <style:paragraph-properties fo:text-align="start" style:justify-single-word="false"/>
      <style:text-properties officeooo:rsid="000de41b" officeooo:paragraph-rsid="0022eb46"/>
    </style:style>
    <style:style style:name="P55" style:family="paragraph" style:parent-style-name="Standard">
      <style:paragraph-properties fo:text-align="start" style:justify-single-word="false"/>
      <style:text-properties officeooo:rsid="001584a7" officeooo:paragraph-rsid="001584a7"/>
    </style:style>
    <style:style style:name="P56" style:family="paragraph" style:parent-style-name="Standard">
      <style:paragraph-properties fo:text-align="start" style:justify-single-word="false"/>
      <style:text-properties officeooo:rsid="00170554" officeooo:paragraph-rsid="00170554"/>
    </style:style>
    <style:style style:name="P57" style:family="paragraph" style:parent-style-name="Standard">
      <style:paragraph-properties fo:text-align="start" style:justify-single-word="false"/>
      <style:text-properties officeooo:rsid="00184dbe" officeooo:paragraph-rsid="00184dbe"/>
    </style:style>
    <style:style style:name="P58" style:family="paragraph" style:parent-style-name="Standard">
      <style:paragraph-properties fo:text-align="center" style:justify-single-word="false"/>
      <style:text-properties fo:font-size="15pt" fo:font-weight="bold" officeooo:rsid="00187b4f" officeooo:paragraph-rsid="00187b4f" style:font-size-asian="15pt" style:font-weight-asian="bold" style:font-size-complex="15pt" style:font-weight-complex="bold"/>
    </style:style>
    <style:style style:name="P59" style:family="paragraph" style:parent-style-name="Standard">
      <style:paragraph-properties fo:text-align="start" style:justify-single-word="false"/>
      <style:text-properties officeooo:rsid="00187b4f" officeooo:paragraph-rsid="002559ab"/>
    </style:style>
    <style:style style:name="P60" style:family="paragraph" style:parent-style-name="Standard">
      <style:paragraph-properties fo:text-align="start" style:justify-single-word="false"/>
      <style:text-properties officeooo:rsid="000a9d46" officeooo:paragraph-rsid="000a9d46"/>
    </style:style>
    <style:style style:name="P61" style:family="paragraph" style:parent-style-name="Standard">
      <style:paragraph-properties fo:text-align="start" style:justify-single-word="false"/>
      <style:text-properties fo:font-weight="normal" officeooo:rsid="0019473a" officeooo:paragraph-rsid="0019473a" style:font-weight-asian="normal" style:font-weight-complex="normal"/>
    </style:style>
    <style:style style:name="P62" style:family="paragraph" style:parent-style-name="Standard">
      <style:paragraph-properties fo:text-align="start" style:justify-single-word="false"/>
      <style:text-properties officeooo:rsid="001ba476" officeooo:paragraph-rsid="001ba476"/>
    </style:style>
    <style:style style:name="P63" style:family="paragraph" style:parent-style-name="Standard">
      <style:paragraph-properties fo:text-align="start" style:justify-single-word="false"/>
      <style:text-properties officeooo:rsid="001a3cd1" officeooo:paragraph-rsid="001a3cd1"/>
    </style:style>
    <style:style style:name="P64" style:family="paragraph" style:parent-style-name="Standard">
      <style:paragraph-properties fo:text-align="start" style:justify-single-word="false"/>
      <style:text-properties officeooo:rsid="001c01db" officeooo:paragraph-rsid="001c01db"/>
    </style:style>
    <style:style style:name="P65" style:family="paragraph" style:parent-style-name="Standard">
      <style:paragraph-properties fo:text-align="start" style:justify-single-word="false"/>
      <style:text-properties officeooo:rsid="001c01db" officeooo:paragraph-rsid="001ba476"/>
    </style:style>
    <style:style style:name="P66" style:family="paragraph" style:parent-style-name="Standard">
      <style:paragraph-properties fo:text-align="start" style:justify-single-word="false"/>
      <style:text-properties officeooo:rsid="001e5d52" officeooo:paragraph-rsid="001a3cd1"/>
    </style:style>
    <style:style style:name="P67" style:family="paragraph">
      <style:paragraph-properties fo:margin-left="0cm" fo:margin-right="0cm" fo:margin-top="0cm" fo:margin-bottom="0cm" fo:line-height="100%" fo:text-align="center" fo:text-indent="0cm"/>
    </style:style>
    <style:style style:name="P68"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0"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1"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2" style:family="paragraph">
      <style:paragraph-properties fo:margin-left="0cm" fo:margin-right="0cm" fo:margin-top="0cm" fo:margin-bottom="0cm" fo:line-height="100%" fo:text-indent="0cm"/>
    </style:style>
    <style:style style:name="P7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P7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0b0261"/>
    </style:style>
    <style:style style:name="T2" style:family="text">
      <style:text-properties fo:font-style="italic" style:font-style-asian="italic" style:font-style-complex="italic"/>
    </style:style>
    <style:style style:name="T3" style:family="text">
      <style:text-properties officeooo:rsid="000c479a"/>
    </style:style>
    <style:style style:name="T4" style:family="text">
      <style:text-properties officeooo:rsid="000d2ce8"/>
    </style:style>
    <style:style style:name="T5" style:family="text">
      <style:text-properties officeooo:rsid="000de41b"/>
    </style:style>
    <style:style style:name="T6" style:family="text">
      <style:text-properties officeooo:rsid="000ec14d"/>
    </style:style>
    <style:style style:name="T7" style:family="text">
      <style:text-properties fo:font-weight="bold" style:font-weight-asian="bold" style:font-weight-complex="bold"/>
    </style:style>
    <style:style style:name="T8" style:family="text">
      <style:text-properties fo:font-weight="bold" officeooo:rsid="000de41b" style:font-weight-asian="bold" style:font-weight-complex="bold"/>
    </style:style>
    <style:style style:name="T9" style:family="text">
      <style:text-properties fo:font-weight="bold" officeooo:rsid="000ec14d" style:font-weight-asian="bold" style:font-weight-complex="bold"/>
    </style:style>
    <style:style style:name="T10" style:family="text">
      <style:text-properties fo:font-weight="bold" officeooo:rsid="0022eb46" style:font-weight-asian="bold" style:font-weight-complex="bold"/>
    </style:style>
    <style:style style:name="T11" style:family="text">
      <style:text-properties officeooo:rsid="00109f3c"/>
    </style:style>
    <style:style style:name="T12" style:family="text">
      <style:text-properties officeooo:rsid="00110f65"/>
    </style:style>
    <style:style style:name="T13" style:family="text">
      <style:text-properties officeooo:rsid="00136e49"/>
    </style:style>
    <style:style style:name="T14" style:family="text">
      <style:text-properties officeooo:rsid="0014d5a9"/>
    </style:style>
    <style:style style:name="T15" style:family="text">
      <style:text-properties officeooo:rsid="00151e7c"/>
    </style:style>
    <style:style style:name="T16" style:family="text">
      <style:text-properties officeooo:rsid="001584a7"/>
    </style:style>
    <style:style style:name="T17" style:family="text">
      <style:text-properties officeooo:rsid="00170554"/>
    </style:style>
    <style:style style:name="T18" style:family="text">
      <style:text-properties officeooo:rsid="00184dbe"/>
    </style:style>
    <style:style style:name="T19" style:family="text">
      <style:text-properties officeooo:rsid="0019473a"/>
    </style:style>
    <style:style style:name="T20" style:family="text">
      <style:text-properties officeooo:rsid="00199463"/>
    </style:style>
    <style:style style:name="T21" style:family="text">
      <style:text-properties style:text-underline-style="none"/>
    </style:style>
    <style:style style:name="T22" style:family="text">
      <style:text-properties officeooo:rsid="001ba476"/>
    </style:style>
    <style:style style:name="T23" style:family="text">
      <style:text-properties officeooo:rsid="001c01db"/>
    </style:style>
    <style:style style:name="T24" style:family="text">
      <style:text-properties officeooo:rsid="001c60e5"/>
    </style:style>
    <style:style style:name="T25" style:family="text">
      <style:text-properties officeooo:rsid="001e5d52"/>
    </style:style>
    <style:style style:name="T26" style:family="text">
      <style:text-properties officeooo:rsid="001e930d"/>
    </style:style>
    <style:style style:name="T27" style:family="text">
      <style:text-properties officeooo:rsid="001f45be"/>
    </style:style>
    <style:style style:name="T28" style:family="text">
      <style:text-properties officeooo:rsid="0020b19a"/>
    </style:style>
    <style:style style:name="T29" style:family="text">
      <style:text-properties officeooo:rsid="00212088"/>
    </style:style>
    <style:style style:name="T30" style:family="text">
      <style:text-properties officeooo:rsid="0022eb46"/>
    </style:style>
    <style:style style:name="T31" style:family="text">
      <style:text-properties officeooo:rsid="00241255"/>
    </style:style>
    <style:style style:name="T32" style:family="text">
      <style:text-properties officeooo:rsid="002559ab"/>
    </style:style>
    <style:style style:name="T33"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eeeeee" draw:textarea-horizontal-align="justify" draw:textarea-vertical-align="middle" draw:auto-grow-height="false" fo:min-height="1.349cm" fo:min-width="5.2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201cm" fo:min-width="0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eeeeee" draw:textarea-horizontal-align="justify" draw:textarea-vertical-align="middle" draw:auto-grow-height="false" fo:min-height="1.351cm" fo:min-width="2.999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solid" draw:fill-color="#cccccc" draw:textarea-horizontal-align="justify" draw:textarea-vertical-align="middle" draw:auto-grow-height="false" fo:min-height="9.25cm" fo:min-width="10.499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eeeeee" draw:textarea-horizontal-align="justify" draw:textarea-vertical-align="middle" draw:auto-grow-height="false" fo:min-height="1.349cm" fo:min-width="2.99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29cm" fo:min-width="2.57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29cm" fo:min-width="4.008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29cm" fo:min-width="5.6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29cm" fo:min-width="5.147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4.803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3465a4" draw:marker-start="" draw:marker-start-width="0.199cm" draw:marker-start-center="false" draw:marker-end="" draw:marker-end-width="0.199cm" draw:marker-end-center="false" draw:fill="solid" draw:fill-color="#eeeeee" draw:textarea-horizontal-align="justify" draw:textarea-vertical-align="middle" draw:auto-grow-height="false" fo:min-height="1.349cm" fo:min-width="3.198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3465a4" draw:marker-start="" draw:marker-start-width="0.199cm" draw:marker-start-center="false" draw:marker-end="" draw:marker-end-width="0.199cm" draw:marker-end-center="false" draw:fill="solid" draw:fill-color="#eeeeee" draw:textarea-horizontal-align="justify" draw:textarea-vertical-align="middle" draw:auto-grow-height="false" fo:min-height="1.349cm" fo:min-width="2.298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3465a4" draw:marker-start="" draw:marker-start-width="0.199cm" draw:marker-start-center="false" draw:marker-end="" draw:marker-end-width="0.199cm" draw:marker-end-center="false" draw:fill="solid" draw:fill-color="#eeeeee" draw:textarea-horizontal-align="justify" draw:textarea-vertical-align="middle" draw:auto-grow-height="false" fo:min-height="1.349cm" fo:min-width="1.799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3465a4" draw:marker-start="" draw:marker-start-width="0.199cm" draw:marker-start-center="false" draw:marker-end="" draw:marker-end-width="0.199cm" draw:marker-end-center="false" draw:fill="solid" draw:fill-color="#eeeeee" draw:textarea-horizontal-align="justify" draw:textarea-vertical-align="middle" draw:auto-grow-height="false" fo:min-height="1.349cm" fo:min-width="1.699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mp 495</text:p>
      <text:p text:style-name="P5">Project Proposal</text:p>
      <text:p text:style-name="P5">Jason Bell 3078931</text:p>
      <text:p text:style-name="P5">June <text:span text:style-name="T28">10</text:span>, 2015</text:p>
      <text:p text:style-name="P5"/>
      <text:p text:style-name="P5">“Pie” Programming Language and Compiler</text:p>
      <text:p text:style-name="P5"/>
      <text:p text:style-name="P6"/>
      <text:p text:style-name="P5">Introduction</text:p>
      <text:p text:style-name="P1"/>
      <text:p text:style-name="P2">After <text:span text:style-name="T28">some timing spent writing code both as a research assistant and a student</text:span>, <text:span text:style-name="T28">one comes</text:span> to realize how much typing is unnecessary. A list of examples from the C# language include:</text:p>
      <text:p text:style-name="P2"/>
      <text:p text:style-name="P2"/>
      <text:p text:style-name="P2"><text:span text:style-name="T8">1)</text:span> Inability to list multiple namespaces after a single using statement.</text:p>
      <text:p text:style-name="P2"/>
      <text:p text:style-name="P2"><text:span text:style-name="T8">2)</text:span> Open and closing braces.</text:p>
      <text:p text:style-name="P2"/>
      <text:p text:style-name="P2"><text:span text:style-name="T8">3)</text:span> <text:span text:style-name="T4">Semi-colon delimiters.</text:span></text:p>
      <text:p text:style-name="P2"/>
      <text:p text:style-name="P2"><text:span text:style-name="T8">4)</text:span> Explicit variable declarations and casting.</text:p>
      <text:p text:style-name="P2"/>
      <text:p text:style-name="P2"><text:span text:style-name="T9">5)</text:span> Inability to import class names as if they are namespaces: allowing one to type “WriteLine” instead of “Console.WriteLine”. C# 6.0 <text:span text:style-name="T1">will </text:span>add this feature to the language <text:span text:style-name="T1">[1]</text:span>.</text:p>
      <text:p text:style-name="P2"/>
      <text:p text:style-name="P2"/>
      <text:p text:style-name="P20">It should be mentioned that these features of the syntax can also assist readability. There is clearly a trade-off between readability and conciseness, and where an individual's preference lies is a matter of personal taste.</text:p>
      <text:p text:style-name="P2"/>
      <text:p text:style-name="P3"><text:span text:style-name="T29">An example of a programming language with a more concise syntax is Python</text:span>. However, upon researching Python's object orientated paradigm <text:span text:style-name="T29">one comes</text:span> to realize that Python, at it's core, is a beautiful and concise language, but one that had new features added with little planning. Some examples include:</text:p>
      <text:p text:style-name="P3"/>
      <text:p text:style-name="P3"/>
      <text:p text:style-name="P4"><text:span text:style-name="T8">1)</text:span> <text:span text:style-name="T3">Python constructors are declared as __init__. There are many other tokens similar to this one, such as __len__ and __str__. <text:s/>It seems strange that a language that is so clean and concise would use such messy tokens.</text:span></text:p>
      <text:p text:style-name="P4"/>
      <text:p text:style-name="P3"><text:span text:style-name="T8">2)</text:span> <text:span text:style-name="T3">There is no access control in classes: everything is public. The programmer can superficially make a member private or protected by prefixing the member name with underscores, but the member is still visible and can be accessed if the programmer is aware of how the interpreter mangles the member name [2].</text:span></text:p>
      <text:p text:style-name="P3"/>
      <text:p text:style-name="P3"/>
      <text:p text:style-name="P3"><text:soft-page-break/><text:span text:style-name="T8">3)</text:span> <text:span text:style-name="T3">There are two ways to define properties: defining getter and setter functions, then bringing them together with a third member, or attaching decorators to a method declaration. Thus, properties are not a fully or cleanly integrated feature of the language, at least not compared to C#.</text:span></text:p>
      <text:p text:style-name="P3"/>
      <text:p text:style-name="P2"><text:span text:style-name="T8">4)</text:span> <text:span text:style-name="T3">Global variables can not be accessed inside a scope without declaring it in the scope with the global keyword. It can be argued that global variables are dangerous, but this is a choice that programmers should be free to make, and requiring programmers to explicitly acknowledge that they are using a global variable seems like an unnecessary obstruction.</text:span></text:p>
      <text:p text:style-name="P2"/>
      <text:p text:style-name="P2"/>
      <text:p text:style-name="P17">In addition to these criticisms of the syntax of the language, performance is also a major concern: <text:span text:style-name="T4">b</text:span>ecause it is interpreted, Python code typically runs at single digit percentages of the speed of native or just-in-time compiled code [3].</text:p>
      <text:p text:style-name="P17"/>
      <text:p text:style-name="P18">A worthy attempt was made to overcome these concerns with the “Boo” programming language. Boo was a .NET language with Python syntax, but with the performance of just-in-time compiled code. Unfortunately, the main website for the language closed shortly before the time of this writing, but the language's GIT repository is still extant [4]. <text:span text:style-name="T24">Regardless, the project is long abandoned.</text:span></text:p>
      <text:p text:style-name="P17"/>
      <text:p text:style-name="P17"/>
      <text:p text:style-name="P7">Pie Programming Language</text:p>
      <text:p text:style-name="P19"/>
      <text:p text:style-name="P20">I have some prior experience with working with Intel Assembly: for COMP 314 I wrote a simple boot-loader and operating system in that language. Thus I decided to explore what is involved with writing a compiler for my own personal interest. I quickly realized that this was a viable project due to the power of the .NET standard library and decided to explore the idea as my COMP 495 project.</text:p>
      <text:p text:style-name="P20"/>
      <text:p text:style-name="P20">The language <text:span text:style-name="T29">to be developed</text:span> is called Pie. Not PI, and not py. Pie, the delicious dessert. This name seems in good company along-<text:span text:style-name="T11">side</text:span> such names as Python (named after Monty Python's Flying Circus) and Hadoop (named after a child's toy elephant). The similarity of “Pie” to “Python” is unintended, but as will be seen later, seems to <text:span text:style-name="T14">be </text:span>becoming more appropriate as the language develops.</text:p>
      <text:p text:style-name="P20"/>
      <text:p text:style-name="P20">The objective of this project is not to create a language that introduces radical new concepts: it is to introduce a concise programming language to the .NET run-time. Most of the features of the language will be fundamentally the same as C#, <text:span text:style-name="T24">just in a different syntax</text:span>. <text:span text:style-name="T5">This language may not be suitable for a developer who favours readability over conciseness: this is a perfectly acceptable personal choice. </text:span>Features planned for the language are:</text:p>
      <text:p text:style-name="P20"/>
      <text:p text:style-name="P20"/>
      <text:p text:style-name="P20"><text:span text:style-name="T8">1)</text:span> White space delimited code.</text:p>
      <text:p text:style-name="P20"/>
      <text:p text:style-name="P20"><text:span text:style-name="T8">2)</text:span> Static typing, as opposed to the dynamic typing of Python.</text:p>
      <text:p text:style-name="P20"/>
      <text:p text:style-name="P20"><text:span text:style-name="T8">3)</text:span> Type inference: the type need not be stated if the variable is assigned to at the same time it is declared. For example, in the case of i = 0, i will be inferred to be an integer. If it is not intended to be an integer, an explicit declaration can still be done: <text:span text:style-name="T26">double</text:span> i = 0.</text:p>
      <text:p text:style-name="P20"/>
      <text:p text:style-name="P20"/>
      <text:p text:style-name="P20"><text:soft-page-break/><text:span text:style-name="T8">4)</text:span> <text:span text:style-name="T5">As much conciseness as is possible. Class methods default to public, eliminating the need to prefix almost every method with the “public” keyword. Conditional blocks do not require opening and closing parentheses. No semicolon end-of-statement token. No opening and closing braces.</text:span></text:p>
      <text:p text:style-name="P20"/>
      <text:p text:style-name="P20"/>
      <text:p text:style-name="P8">The Pie Language Compiler</text:p>
      <text:p text:style-name="P23"/>
      <text:p text:style-name="P24">Compilers are made up of a series of components that act in sequence. What these components are varies greatly: there is no set standard. For example, Wikipedia (<text:span text:style-name="T29">the</text:span> first port of call when learning about a new concept) lists several possible components [5]:</text:p>
      <text:p text:style-name="P24"/>
      <text:p text:style-name="P54"><text:span text:style-name="T10">1</text:span><text:span text:style-name="T7">)</text:span> <text:span text:style-name="T6">A pre-processor, that adds or removes code based on compiler settings.</text:span></text:p>
      <text:p text:style-name="P54"/>
      <text:p text:style-name="P24"><text:span text:style-name="T10">2</text:span><text:span text:style-name="T7">)</text:span> A lexical analyzer, that converts source code into a sequence of tokens.</text:p>
      <text:p text:style-name="P24"/>
      <text:p text:style-name="P25"><text:span text:style-name="T7">3)</text:span> A parser, that uses formal grammatical rules to translate the sequence of tokens into an expression tree. For example, the tree may have a namespace at it's highest node, which has a class as a child, which has a method as it's child, and the leaf nodes at the bottom of the tree may be the statements found in the method body.</text:p>
      <text:p text:style-name="P25"/>
      <text:p text:style-name="P25"><text:span text:style-name="T7">4)</text:span> A generator, that produces the machine or byte code.</text:p>
      <text:p text:style-name="P25"/>
      <text:p text:style-name="P25"><text:span text:style-name="T7">5)</text:span> An optimizer, that alters the <text:span text:style-name="T11">machine or byte </text:span>code in ways that improve performance.</text:p>
      <text:p text:style-name="P25"/>
      <text:p text:style-name="P26">For the scope of COMP 495, <text:span text:style-name="T30">it may be</text:span> most appropriate to implement the compiler with three components: parser, validator, and generator. The parser accepts as input the source code and parses it into an expression tree as it's output. The validator accepts the expression tre<text:span text:style-name="T12">e, walks through it, and validates each expression</text:span>: are all type names valid, do method signatures match, and so on. The parser can not be responsible for validation, because validation can only be complete once the expression tree is complete. <text:span text:style-name="T12">This is also an important matter of separation of concerns: ensuring that the components are loosely coupled will make it easier to replace one or more later. The third component, the generator, accepts the validated expression tree and converts it to byte code. Optimization is an extremely advanced topic that is outside the scope of this project.</text:span></text:p>
      <text:p text:style-name="P26"/>
      <text:p text:style-name="P27">These three components are aggregated into a subclass of the .NET class, CodeDomProvider, which is the base class upon which .NET compilers are built. <text:span text:style-name="T13">CodeDomProvider provides abstractions of methods to compile from strings, source files, and CodeDOM trees [6]. These CodeDOM trees are a second function of the CodeDOM library: they are expression trees representing code, that can also be used generate source code at run-time. This provides the powerful ability to translate between languages, which will be discussed further later.</text:span></text:p>
      <text:p text:style-name="P27"/>
      <text:p text:style-name="P27"/>
      <text:p text:style-name="P27"/>
      <text:p text:style-name="P27"/>
      <text:p text:style-name="P27"/>
      <text:p text:style-name="P27"/>
      <text:p text:style-name="P27"/>
      <text:p text:style-name="P27"/>
      <text:p text:style-name="P27"><text:soft-page-break/></text:p>
      <text:p text:style-name="P27"><draw:g text:anchor-type="paragraph" draw:z-index="0" draw:style-name="gr1"><draw:custom-shape draw:style-name="gr2" draw:text-style-name="P68" svg:width="5.702cm" svg:height="1.601cm" svg:x="6.57cm" svg:y="2.512cm"><text:p text:style-name="P67"><text:span text:style-name="T33">PieCodeProvider</text:span></text:p><draw:enhanced-geometry svg:viewBox="0 0 21600 21600" draw:type="rectangle" draw:enhanced-path="M 0 0 L 21600 0 21600 21600 0 21600 0 0 Z N"/></draw:custom-shape><draw:custom-shape draw:style-name="gr2" draw:text-style-name="P68" svg:width="5.702cm" svg:height="1.601cm" svg:x="6.57cm" svg:y="-0.388cm"><text:p text:style-name="P67"><text:span text:style-name="T33">CodeDomProvider</text:span></text:p><draw:enhanced-geometry svg:viewBox="0 0 21600 21600" draw:type="rectangle" draw:enhanced-path="M 0 0 L 21600 0 21600 21600 0 21600 0 0 Z N"/></draw:custom-shape><draw:line draw:style-name="gr3" draw:text-style-name="P69" svg:x1="9.323cm" svg:y1="2.487cm" svg:x2="9.323cm" svg:y2="1.187cm"><text:p/></draw:line><draw:custom-shape draw:style-name="gr4" draw:text-style-name="P70" svg:width="0.6cm" svg:height="0.9cm" svg:x="8.997cm" svg:y="4.112cm"><text:p/><draw:enhanced-geometry svg:viewBox="0 0 21600 21600" draw:glue-points="10800 0 0 10800 10800 21600 21600 10800" draw:text-areas="5400 5400 16200 16200" draw:type="diamond" draw:enhanced-path="M 10800 0 L 21600 10800 10800 21600 0 10800 10800 0 Z N"/></draw:custom-shape><draw:custom-shape draw:style-name="gr5" draw:text-style-name="P68" svg:width="3.5cm" svg:height="1.602cm" svg:x="3.171cm" svg:y="6.81cm"><text:p text:style-name="P67"><text:span text:style-name="T33">Parser</text:span></text:p><draw:enhanced-geometry svg:viewBox="0 0 21600 21600" draw:type="rectangle" draw:enhanced-path="M 0 0 L 21600 0 21600 21600 0 21600 0 0 Z N"/></draw:custom-shape><draw:custom-shape draw:style-name="gr5" draw:text-style-name="P68" svg:width="3.5cm" svg:height="1.602cm" svg:x="7.57cm" svg:y="6.81cm"><text:p text:style-name="P67"><text:span text:style-name="T33">Validator</text:span></text:p><draw:enhanced-geometry svg:viewBox="0 0 21600 21600" draw:type="rectangle" draw:enhanced-path="M 0 0 L 21600 0 21600 21600 0 21600 0 0 Z N"/></draw:custom-shape><draw:custom-shape draw:style-name="gr5" draw:text-style-name="P68" svg:width="3.5cm" svg:height="1.602cm" svg:x="11.971cm" svg:y="6.81cm"><text:p text:style-name="P67"><text:span text:style-name="T33">Generator</text:span></text:p><draw:enhanced-geometry svg:viewBox="0 0 21600 21600" draw:type="rectangle" draw:enhanced-path="M 0 0 L 21600 0 21600 21600 0 21600 0 0 Z N"/></draw:custom-shape><draw:line draw:style-name="gr6" draw:text-style-name="P69" svg:x1="9.298cm" svg:y1="4.311cm" svg:x2="9.298cm" svg:y2="6.811cm"><text:p/></draw:line><draw:line draw:style-name="gr6" draw:text-style-name="P69" svg:x1="4.87cm" svg:y1="6.813cm" svg:x2="4.87cm" svg:y2="5.713cm"><text:p/></draw:line><draw:line draw:style-name="gr6" draw:text-style-name="P69" svg:x1="4.87cm" svg:y1="5.713cm" svg:x2="9.27cm" svg:y2="5.713cm"><text:p/></draw:line><draw:line draw:style-name="gr6" draw:text-style-name="P69" svg:x1="13.671cm" svg:y1="6.813cm" svg:x2="13.671cm" svg:y2="5.713cm"><text:p/></draw:line><draw:line draw:style-name="gr6" draw:text-style-name="P69" svg:x1="9.268cm" svg:y1="5.713cm" svg:x2="13.668cm" svg:y2="5.713cm"><text:p/></draw:line></draw:g></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text:span text:style-name="T7">Fig. 1</text:span> <text:span text:style-name="T14">High level class</text:span> <text:span text:style-name="T14">model</text:span> of the Pie compiler.</text:p>
      <text:p text:style-name="P28"/>
      <text:p text:style-name="P25"><draw:g text:anchor-type="paragraph" draw:z-index="1" draw:style-name="gr1"><draw:custom-shape draw:style-name="gr7" draw:text-style-name="P71" svg:width="11cm" svg:height="9.501cm" svg:x="3.11cm" svg:y="1.942cm"><text:p/><draw:enhanced-geometry svg:viewBox="0 0 21600 21600" draw:type="rectangle" draw:enhanced-path="M 0 0 L 21600 0 21600 21600 0 21600 0 0 Z N"/></draw:custom-shape><draw:custom-shape draw:style-name="gr8" draw:text-style-name="P68" svg:width="3.5cm" svg:height="1.601cm" svg:x="4.01cm" svg:y="3.141cm"><text:p text:style-name="P67"><text:span text:style-name="T33">Parser</text:span></text:p><draw:enhanced-geometry svg:viewBox="0 0 21600 21600" draw:type="rectangle" draw:enhanced-path="M 0 0 L 21600 0 21600 21600 0 21600 0 0 Z N"/></draw:custom-shape><draw:custom-shape draw:style-name="gr8" draw:text-style-name="P68" svg:width="3.5cm" svg:height="1.601cm" svg:x="4.01cm" svg:y="5.842cm"><text:p text:style-name="P67"><text:span text:style-name="T33">Validator</text:span></text:p><draw:enhanced-geometry svg:viewBox="0 0 21600 21600" draw:type="rectangle" draw:enhanced-path="M 0 0 L 21600 0 21600 21600 0 21600 0 0 Z N"/></draw:custom-shape><draw:custom-shape draw:style-name="gr8" draw:text-style-name="P68" svg:width="3.5cm" svg:height="1.601cm" svg:x="4.01cm" svg:y="8.643cm"><text:p text:style-name="P67"><text:span text:style-name="T33">Generator</text:span></text:p><draw:enhanced-geometry svg:viewBox="0 0 21600 21600" draw:type="rectangle" draw:enhanced-path="M 0 0 L 21600 0 21600 21600 0 21600 0 0 Z N"/></draw:custom-shape><draw:line draw:style-name="gr3" draw:text-style-name="P69" svg:x1="5.709cm" svg:y1="1.242cm" svg:x2="5.709cm" svg:y2="3.142cm"><text:p/></draw:line><draw:frame draw:style-name="gr9" draw:text-style-name="P73" svg:width="3.081cm" svg:height="0.78cm" svg:x="4.161cm" svg:y="0.342cm"><draw:text-box><text:p text:style-name="P72"><text:span text:style-name="T34">Source code</text:span></text:p></draw:text-box></draw:frame><draw:line draw:style-name="gr3" draw:text-style-name="P69" svg:x1="5.709cm" svg:y1="4.742cm" svg:x2="5.709cm" svg:y2="5.842cm"><text:p/></draw:line><draw:line draw:style-name="gr3" draw:text-style-name="P69" svg:x1="5.709cm" svg:y1="7.442cm" svg:x2="5.709cm" svg:y2="8.642cm"><text:p/></draw:line><draw:line draw:style-name="gr3" draw:text-style-name="P69" svg:x1="5.709cm" svg:y1="10.242cm" svg:x2="5.709cm" svg:y2="12.142cm"><text:p/></draw:line><draw:frame draw:style-name="gr10" draw:text-style-name="P73" svg:width="4.509cm" svg:height="0.78cm" svg:x="3.509cm" svg:y="12.179cm"><draw:text-box><text:p text:style-name="P72"><text:span text:style-name="T34">Compiled assembly</text:span></text:p></draw:text-box></draw:frame><draw:frame draw:style-name="gr11" draw:text-style-name="P73" svg:width="6.192cm" svg:height="0.78cm" svg:x="6.01cm" svg:y="4.879cm"><draw:text-box><text:p text:style-name="P72"><text:span text:style-name="T34">Unvalidated expression tree</text:span></text:p></draw:text-box></draw:frame><draw:frame draw:style-name="gr12" draw:text-style-name="P73" svg:width="5.649cm" svg:height="0.78cm" svg:x="6.01cm" svg:y="7.643cm"><draw:text-box><text:p text:style-name="P72"><text:span text:style-name="T34">Validated expression tree</text:span></text:p></draw:text-box></draw:frame><draw:frame draw:style-name="gr13" draw:text-style-name="P74" svg:width="5.305cm" svg:height="0.983cm" svg:x="8.523cm" svg:y="2.18cm"><draw:text-box><text:p text:style-name="P72"><text:span text:style-name="T33">PieCodeProvider</text:span></text:p></draw:text-box></draw:frame></draw:g></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0"><text:span text:style-name="T7">Fig. 2</text:span> High level data flow model of the Pie compiler.</text:p>
      <text:p text:style-name="P2"><text:soft-page-break/></text:p>
      <text:p text:style-name="P9">The Parser</text:p>
      <text:p text:style-name="P31"/>
      <text:p text:style-name="P30">While prototyping and experimenting to <text:span text:style-name="T15">assess</text:span> the viability of this project, <text:span text:style-name="T31">it became apparent</text:span> that the parser alone is worthy of a COMP 495 project. It is an exceedingly complex problem, but more importantly, it is also a solved problem. Powerful, highly customizable parsers are freely available such as Flex/Bison, created by Vern Paxon in C in 1987 [8]. <text:span text:style-name="T15">Since this project uses the .NET run-time, the Irony .NET Language Implementation Kit [9], a .NET implementation of flex-style parsing, was selected. This project is mature, very high quality, and has an an active and helpful owner who has already been of assistance with an issue.</text:span></text:p>
      <text:p text:style-name="P2"/>
      <text:p text:style-name="P32">Irony handles the parsing for <text:span text:style-name="T31">the user</text:span>, but <text:span text:style-name="T31">the user</text:span> must still define the formal grammar: a painstaking process. Each additional rule runs the risk of breaking related rules, so testing is of paramount importance. <text:span text:style-name="T16">To demonstrate, the following is a demonstration of how a method declaration rule is defined.</text:span></text:p>
      <text:p text:style-name="P32"/>
      <text:p text:style-name="P33">First, <text:span text:style-name="T31">one defines</text:span> the basic rules that will <text:span text:style-name="T31">be </text:span>need<text:span text:style-name="T31">d</text:span>. For the sake of demonstration, start<text:span text:style-name="T31">ing</text:span> with a simple c-style function.</text:p>
      <text:p text:style-name="P33"/>
      <text:p text:style-name="P33">openParen <text:tab/>= <text:s/><text:tab/>“(“</text:p>
      <text:p text:style-name="P33">closeParen <text:tab/>= <text:tab/>“)”</text:p>
      <text:p text:style-name="P33">identifier <text:tab/>= <text:tab/>IdentifierTerminal (a rule provided by Irony to match identifiers)</text:p>
      <text:p text:style-name="P33">Eos<text:tab/><text:tab/>=<text:tab/>End of statement rule provided by Irony</text:p>
      <text:p text:style-name="P35">curlyOpen<text:tab/>= <text:tab/>“{“</text:p>
      <text:p text:style-name="P35">curlyClose<text:tab/>=<text:tab/>“}”</text:p>
      <text:p text:style-name="P33"/>
      <text:p text:style-name="P33">Using these <text:span text:style-name="T24">rules</text:span>, <text:span text:style-name="T31">one</text:span> can declare a method declaration rule:</text:p>
      <text:p text:style-name="P33"/>
      <text:p text:style-name="P33">methodDeclaration = identifier + identifier + openParen + closeParen + Eos</text:p>
      <text:p text:style-name="P33"/>
      <text:p text:style-name="P33"><text:span text:style-name="T31">One</text:span> can see that this rule matches a basic C function declaration:</text:p>
      <text:p text:style-name="P33"/>
      <text:p text:style-name="P33">int foo()</text:p>
      <text:p text:style-name="P33"/>
      <text:p text:style-name="P33">However, this method declaration does not have a parameter list or method body. Defining the parameter list rule requires the * rule: this rule indicates that “zero or more” of a rule can exist. Since a function can have zero or more parameters, each of which has two identifiers (the type name and variable name), <text:span text:style-name="T31">one</text:span> define<text:span text:style-name="T31">s </text:span>the rule as:</text:p>
      <text:p text:style-name="P33"/>
      <text:p text:style-name="P33">paramList <text:tab/>= <text:tab/>*(identifer + identifier)</text:p>
      <text:p text:style-name="P2"/>
      <text:p text:style-name="P33">This rule is inserted between the parenthes<text:span text:style-name="T18">is</text:span> rules in the method declaration rule:</text:p>
      <text:p text:style-name="P33"/>
      <text:p text:style-name="P33">methodDeclaration = identifier + identifier + openParen + paramlist + closeParen + Eos</text:p>
      <text:p text:style-name="P33"/>
      <text:p text:style-name="P33"/>
      <text:p text:style-name="P33"/>
      <text:p text:style-name="P33"/>
      <text:p text:style-name="P33"><text:soft-page-break/>This will now match a function declaration with zero or many parameters:</text:p>
      <text:p text:style-name="P33"/>
      <text:p text:style-name="P33">int foo()</text:p>
      <text:p text:style-name="P33">int foo(int a)</text:p>
      <text:p text:style-name="P33">int foo(int a, int b)</text:p>
      <text:p text:style-name="P33">etc</text:p>
      <text:p text:style-name="P33"/>
      <text:p text:style-name="P33">The rule for the method body requires knowing what sort of expressions it can hold. For the sake of demonstration, suppose that only two method body expressions have been defined: variable declaration and return keyword rules. <text:span text:style-name="T31">One</text:span> need<text:span text:style-name="T31">s</text:span> a rule stating that valid method body expression<text:span text:style-name="T24">s</text:span> are variable declaration<text:span text:style-name="T24">s</text:span> or return<text:span text:style-name="T24">s</text:span>:</text:p>
      <text:p text:style-name="P33"/>
      <text:p text:style-name="P33">validMethodEx = variableDec | return</text:p>
      <text:p text:style-name="P33"/>
      <text:p text:style-name="P33">This is used in the + rule, which works the same as the star rule, except it is “one or more”. That is, at least one match for the rule must exist. <text:span text:style-name="T17">The result is a rule that says “at least one expression must be found, matching either a variable declaration or a return keyword”.</text:span></text:p>
      <text:p text:style-name="P33"/>
      <text:p text:style-name="P35">methodExList = +(validMethodEx)</text:p>
      <text:p text:style-name="P35"/>
      <text:p text:style-name="P35">A C-style method body requires curly braces and this method expression list:</text:p>
      <text:p text:style-name="P35"/>
      <text:p text:style-name="P35">methodBody = curlyOpen + methodExList + curlyClose</text:p>
      <text:p text:style-name="P35"/>
      <text:p text:style-name="P35">This rule is added to methodDeclaration to get the final result:</text:p>
      <text:p text:style-name="P35"/>
      <text:p text:style-name="P34">methodDeclaration = </text:p>
      <text:p text:style-name="P34"><text:tab/>identifier </text:p>
      <text:p text:style-name="P34"><text:tab/>+ identifier</text:p>
      <text:p text:style-name="P34"><text:tab/>+ openParen</text:p>
      <text:p text:style-name="P34"><text:tab/>+ paramlist</text:p>
      <text:p text:style-name="P34"><text:tab/>+ closeParen</text:p>
      <text:p text:style-name="P34"><text:tab/>+ Eos</text:p>
      <text:p text:style-name="P2"><text:tab/><text:span text:style-name="T17">+ methodBody</text:span></text:p>
      <text:p text:style-name="P2"/>
      <text:p text:style-name="P35">However, this example was with C-style languages. White spaced delimited code adds a surprising number of extra complications which have moderated <text:span text:style-name="T31">the</text:span> ambitions for this project. Originally <text:span text:style-name="T31">the goal was to </text:span><text:s/>create a language with few to no compiler hints: however, this is simply impossible with white space delimited code. For example, the contents of open and close parenthes<text:span text:style-name="T18">is</text:span> are treated as a list, and do not create an end of statement token that can be recognized by a rule. This could be overcome by creating a custom parser, but as <text:span text:style-name="T31">was said,</text:span> that alone would be a project worthy of the course and <text:span text:style-name="T31">it</text:span> <text:span text:style-name="T31">may not be</text:span> worth the effort. </text:p>
      <text:p text:style-name="P36"/>
      <text:p text:style-name="P36"/>
      <text:p text:style-name="P36"/>
      <text:p text:style-name="P36"/>
      <text:p text:style-name="P36"/>
      <text:p text:style-name="P36"/>
      <text:p text:style-name="P36"/>
      <text:p text:style-name="P41"><text:soft-page-break/>The output of the parser is an expression tree representing the code. For example:</text:p>
      <text:p text:style-name="P41"/>
      <text:p text:style-name="P41">def int foo():</text:p>
      <text:p text:style-name="P41"><text:tab/>int a</text:p>
      <text:p text:style-name="P41"><text:tab/>int b</text:p>
      <text:p text:style-name="P41"/>
      <text:p text:style-name="P41">Results in a tree similar to:</text:p>
      <text:p text:style-name="P41"/>
      <text:p text:style-name="P41"><draw:g text:anchor-type="paragraph" draw:z-index="2" draw:style-name="gr1"><draw:custom-shape draw:style-name="gr14" draw:text-style-name="P68" svg:width="3.7cm" svg:height="1.601cm" svg:x="2.579cm" svg:y="1.418cm"><text:p text:style-name="P67"><text:span text:style-name="T33">class foo</text:span></text:p><draw:enhanced-geometry svg:viewBox="0 0 21600 21600" draw:type="rectangle" draw:enhanced-path="M 0 0 L 21600 0 21600 21600 0 21600 0 0 Z N"/></draw:custom-shape><draw:custom-shape draw:style-name="gr15" draw:text-style-name="P68" svg:width="2.8cm" svg:height="1.601cm" svg:x="7.479cm" svg:y="1.418cm"><text:p text:style-name="P67"><text:span text:style-name="T33">def bar</text:span></text:p><draw:enhanced-geometry svg:viewBox="0 0 21600 21600" draw:type="rectangle" draw:enhanced-path="M 0 0 L 21600 0 21600 21600 0 21600 0 0 Z N"/></draw:custom-shape><draw:line draw:style-name="gr16" draw:text-style-name="P69" svg:x1="11.578cm" svg:y1="1.62cm" svg:x2="10.278cm" svg:y2="1.62cm"><text:p/></draw:line><draw:custom-shape draw:style-name="gr17" draw:text-style-name="P68" svg:width="2.301cm" svg:height="1.601cm" svg:x="11.578cm" svg:y="0.219cm"><text:p text:style-name="P67"><text:span text:style-name="T33">int a</text:span></text:p><draw:enhanced-geometry svg:viewBox="0 0 21600 21600" draw:type="rectangle" draw:enhanced-path="M 0 0 L 21600 0 21600 21600 0 21600 0 0 Z N"/></draw:custom-shape><draw:custom-shape draw:style-name="gr18" draw:text-style-name="P68" svg:width="2.2cm" svg:height="1.601cm" svg:x="11.578cm" svg:y="2.519cm"><text:p text:style-name="P67"><text:span text:style-name="T33">int b</text:span></text:p><draw:enhanced-geometry svg:viewBox="0 0 21600 21600" draw:type="rectangle" draw:enhanced-path="M 0 0 L 21600 0 21600 21600 0 21600 0 0 Z N"/></draw:custom-shape><draw:line draw:style-name="gr16" draw:text-style-name="P69" svg:x1="10.278cm" svg:y1="2.718cm" svg:x2="11.578cm" svg:y2="2.718cm"><text:p/></draw:line><draw:line draw:style-name="gr16" draw:text-style-name="P69" svg:x1="6.278cm" svg:y1="2.218cm" svg:x2="7.478cm" svg:y2="2.218cm"><text:p/></draw:line></draw:g></text:p>
      <text:p text:style-name="P41"/>
      <text:p text:style-name="P41"/>
      <text:p text:style-name="P41"/>
      <text:p text:style-name="P41"/>
      <text:p text:style-name="P41"/>
      <text:p text:style-name="P41"/>
      <text:p text:style-name="P36"/>
      <text:p text:style-name="P36"/>
      <text:p text:style-name="P36"/>
      <text:p text:style-name="P41"><text:span text:style-name="T7">Fig. 3</text:span> Example expression tree.</text:p>
      <text:p text:style-name="P10"/>
      <text:p text:style-name="P10">The Validator</text:p>
      <text:p text:style-name="P37"/>
      <text:p text:style-name="P38">The validator accepts the expression tree generated by the parser and performs two functions:</text:p>
      <text:p text:style-name="P38"/>
      <text:p text:style-name="P59"><text:span text:style-name="T7">1)</text:span> Validate each expression: do variable type names match types visible from within their scope? Do the signatures of method invocations match that of the method being invoked? Are the left and right operands of an operator compatible? The number <text:span text:style-name="T27">of </text:span>scenarios to check for is extensive: the C# compiler generates hundreds of compiler errors [10]. <text:span text:style-name="T32">It will be impossible</text:span> to catch them <text:span text:style-name="T19">all </text:span>within the scope of this project. <text:span text:style-name="T32">They will be prioritized to</text:span> catch the most common or most dangerous ones. <text:span text:style-name="T24">The remainder can be caught and presented to the user as C# errors until the validator has been modified to catch them.</text:span></text:p>
      <text:p text:style-name="P59"/>
      <text:p text:style-name="P59">This validation will require doing a depth first search through the tree to every expression. For some expressions another search through the tree will be required for validation. For example, to determine if a variable is declared with a visible type, the validator will have to walk upwards through the expression tree <text:span text:style-name="T19">from the variable expression </text:span>until it finds a type with that name, or it reaches the top and fails to find one.</text:p>
      <text:p text:style-name="P38"/>
      <text:p text:style-name="P38"><text:span text:style-name="T7">2)</text:span> As long as the validator is visiting every node, it may as well do some extra setup to assist the code generator. Using the previous example, once it finds the type that a variable is <text:span text:style-name="T19">declared</text:span> as, it may as well store that type expression in the variable expression so that the generator does not need to repeat the search.</text:p>
      <text:p text:style-name="P2"/>
      <text:p text:style-name="P2"/>
      <text:p text:style-name="P2"/>
      <text:p text:style-name="P2"/>
      <text:p text:style-name="P2"/>
      <text:p text:style-name="P2"/>
      <text:p text:style-name="P11"><text:soft-page-break/>The Generator</text:p>
      <text:p text:style-name="P21"/>
      <text:p text:style-name="P39">The generator accepts the validated expression tree and generates the .NET byte code. This requires visiting every expression in the tree in depth-first order and <text:span text:style-name="T32">emitting</text:span> the byte code for each expression. Consider the expression tree found in figure 3: the generator starts at the top node, representing the class, and emits the byte code for a class declaration. Once it is time to define the body of the class, the generator moves into the method declaration node and emits byte code for a method declaration. Once in the body of the method declaration, each of the variable nodes are visited and have byte code emitted in turn.</text:p>
      <text:p text:style-name="P39"/>
      <text:p text:style-name="P39">There are two ways to generate .NET byte code at run-time: using CodeDOM to translate the language to C# code and compile with the C# compiler, or emit msIL, Microsoft's object-oriented assembly langu<text:span text:style-name="T20">age [11]. The latter is the more fun and interesting option, while the former is much more practical. This project will use CodeDOM for this iteration for the following reasons:</text:span></text:p>
      <text:p text:style-name="P39"/>
      <text:p text:style-name="P39"/>
      <text:p text:style-name="P40"><text:span text:style-name="T7">1)</text:span> While I have some experience with Assembly languages, they are still very challenging and time consuming to work with. Given how complex this <text:span text:style-name="T24">first </text:span>iteration of the project already is, compiling straight to msIL may be impractical.</text:p>
      <text:p text:style-name="P40"/>
      <text:p text:style-name="P40"><text:span text:style-name="T7">2)</text:span> Compiling through C# will take advantage of the compiler optimizations performed by the C# compiler. Subsequently if the CodeDOM generator is replaced with one that compiles straight to msIL, the performance of the two can be compared. If the byte code generated by the CodeDOM generator significantly exceeds that of the msIL generator, the CodeDOM byte code can be disassembled in an attempt to reverse engineer how it obtained that performance.</text:p>
      <text:p text:style-name="P39"/>
      <text:p text:style-name="P40"><text:span text:style-name="T7">3)</text:span> Compiling through C# will greatly assist the development and refinement of the validator by generating a C# compiler error when such an error passes through the validator without being caught. When this happens, a test can be created to narrow down the nature of the error and how the validator needs to detect it. <text:span text:style-name="T24">Once the validator has been modified to catch the error, the error will no longer reach the C# compiler and will be presented as a Pie compiler error.</text:span></text:p>
      <text:p text:style-name="P40"/>
      <text:p text:style-name="P1"/>
      <text:p text:style-name="P12">Testing</text:p>
      <text:p text:style-name="P43"/>
      <text:p text:style-name="P42">One of the exciting learning opportunities of this project is that of testing. As there are clearly defined inputs and outputs for every component, every path in the compiler is testable. This is an excellent opportunity to use the testing methods taught in COMP 410, which I just finished.</text:p>
      <text:p text:style-name="P42"/>
      <text:p text:style-name="P44">The first step of testing is to fully implement and unit test the parser. This consists of attempting to parse sets of correct or incorrect code: does the correct code generate no parse errors, and does the incorrect code properly generate errors? It is important that the parser be rigorously tested and complete before real work begins on the validator or generator: the parser will be producing the inputs that they need <text:span text:style-name="T24">for testing</text:span>, so those inputs must be correct.</text:p>
      <text:p text:style-name="P44"/>
      <text:p text:style-name="P44">The second step of testing is to full implement and unit test the generator. Ideally, the parser and validator should be complete and tested together before work starts on the generator, but an alternate strategy <text:span text:style-name="T32">will be employed </text:span>that takes advantage of the C# compiler in the CodeDOM version of the <text:soft-page-break/>generator. At first, the validator will just pass along the expression tree with little to no validation. The generator will then <text:span text:style-name="T32">produce</text:span> a C# compiler error when an error is detected. When such an error is detected, <text:span text:style-name="T24">the validator will be modified</text:span> to detect that error before the expression tree leaves the validator. Subsequently, that error will generate a Pie compiler error, not a C# compiler error. <text:span text:style-name="T32">T</text:span>his will be much more efficient than trying to brainstorm every possible error before starting the generator.</text:p>
      <text:p text:style-name="P44"/>
      <text:p text:style-name="P44">This process was described in COMP 410 as “sandwich testing”: the input and output components are tested first. Once they have been tested, the boundary between them is tested: the validator.</text:p>
      <text:p text:style-name="P44"/>
      <text:p text:style-name="P44"/>
      <text:p text:style-name="P13">Required Materials</text:p>
      <text:p text:style-name="P45"/>
      <text:p text:style-name="P44">An IDE that supports <text:span text:style-name="T22">unit testing is all that's required. This requirement is met with Visual Studio 2013 Ultimate, obtained through the DreamSpark program. In addition to it's built in unit testing, it can also perform code coverage analysis of the tests; a very powerful feature.</text:span></text:p>
      <text:p text:style-name="P44"/>
      <text:p text:style-name="P44"/>
      <text:p text:style-name="P49">Project Deliverables</text:p>
      <text:p text:style-name="P46"/>
      <text:p text:style-name="P47"><text:span text:style-name="T7">1)</text:span> Pie language specification document, along with a list of compiler errors caught by this iteration of the compiler, since it is unlikely that I will be able to catch all of them in the scope of this course. <text:span text:style-name="T23">Until the validator can catch an error, it will still be caught by the C# compiler.</text:span></text:p>
      <text:p text:style-name="P47"/>
      <text:p text:style-name="P47"><text:span text:style-name="T7">2)</text:span> PieCodeProvider class for run-time compilation of Pie source code.</text:p>
      <text:p text:style-name="P47"/>
      <text:p text:style-name="P47"><text:span text:style-name="T7">3)</text:span> Pie compiler executable for command line compilation of Pie source code.</text:p>
      <text:p text:style-name="P44"/>
      <text:p text:style-name="P44"/>
      <text:p text:style-name="P14">Project Schedule</text:p>
      <text:p text:style-name="P46"/>
      <text:p text:style-name="P47">Due to the limits on how many courses I can take at a time while working as an NSERC research assistant, I am doing one course at a time at a very rapid rate, rather than several simultaneously. Therefore, ideally I will be done the project by the end of the June, as this project is receiving 100% of my school time and is very exciting to me.</text:p>
      <text:p text:style-name="P47"/>
      <text:p text:style-name="P22">One Month Schedule:</text:p>
      <text:p text:style-name="P47"/>
      <text:p text:style-name="P48">Parser comple<text:span text:style-name="T23">te</text:span> <text:span text:style-name="T23">and tested</text:span>: <text:tab/><text:tab/></text:p>
      <text:p text:style-name="P48"><text:tab/>June 11, 2015</text:p>
      <text:p text:style-name="P48">Generator comple<text:span text:style-name="T23">te</text:span> <text:span text:style-name="T23">and tested</text:span>:<text:tab/></text:p>
      <text:p text:style-name="P48"><text:tab/>June 17, 2015</text:p>
      <text:p text:style-name="P48">Validator comple<text:span text:style-name="T23">te</text:span> <text:span text:style-name="T23">and tested</text:span>:<text:tab/><text:tab/></text:p>
      <text:p text:style-name="P48"><text:tab/>The validator will doubtfully be “complete” in the sense of catching <text:tab/><text:tab/><text:tab/><text:tab/><text:tab/>all possible compiler errors: <text:span text:style-name="T32">t</text:span>his would be a monumental task. Instead, it <text:tab/><text:tab/><text:tab/><text:tab/><text:tab/>will catch a subset of the most common or dangerous errors, and over</text:p>
      <text:p text:style-name="P48"><text:tab/>future iterations, new error catching code will be added as error cases are <text:tab/><text:tab/><text:tab/><text:tab/><text:tab/>found. <text:span text:style-name="T23">Until they are, they will be caught and displayed as C# compiler errors.</text:span></text:p>
      <text:p text:style-name="P50"/>
      <text:p text:style-name="P50"><text:soft-page-break/>Fully integrated run-time and command-line compilers:</text:p>
      <text:p text:style-name="P50"><text:tab/>June 23, 2015</text:p>
      <text:p text:style-name="P50">Pie language specification document and project report:</text:p>
      <text:p text:style-name="P50"><text:tab/>June 30, 2015</text:p>
      <text:p text:style-name="P65"/>
      <text:p text:style-name="P44"/>
      <text:p text:style-name="P13">Comp 496</text:p>
      <text:p text:style-name="P45"/>
      <text:p text:style-name="P44">Although it is too early to make a proper proposal, <text:span text:style-name="T32">the</text:span> goal for Comp 496 will <text:span text:style-name="T32">likely </text:span>be as follows:</text:p>
      <text:p text:style-name="P44"/>
      <text:p text:style-name="P44"><text:span text:style-name="T7">1)</text:span> Rewrite the compiler into the Pie language. It is a major milestone when a language is able to “compile itself”. Secondly, this will surely highlight error causing use cases that were overlooked during testing, <text:span text:style-name="T25">which</text:span> will<text:span text:style-name="T25"> </text:span>require <text:span text:style-name="T25">many </text:span>corrective changes to the parser and validator.</text:p>
      <text:p text:style-name="P44"/>
      <text:p text:style-name="P44"><text:span text:style-name="T7">2)</text:span> Replace the CodeDOM generator with one that compiles straight to msIL. This will be an excellent opportunity to learn more about Assembly languages. The existence of a CodeDOM generator will allow comparison of the two generators in terms of robustness and performance.</text:p>
      <text:p text:style-name="P2"/>
      <text:p text:style-name="P50"><text:span text:style-name="T7">3)</text:span> Excitingly, all the unit tests created in COMP 495 can be re-used, in an excellent opportunity to demonstrate regression testing.</text:p>
      <text:p text:style-name="P2"/>
      <text:p text:style-name="P2"/>
      <text:p text:style-name="P15">Citations</text:p>
      <text:p text:style-name="P2"/>
      <text:p text:style-name="P2"/>
      <text:p text:style-name="P3">[1] Michaelis, Mark. (2015). <text:span text:style-name="T2">A C# 6.0 Language Preview</text:span> [Online] Available: <text:tab/><text:a xlink:type="simple" xlink:href="https://msdn.microsoft.com/en-us/magazine/dn683793.aspx" text:style-name="Internet_20_link" text:visited-style-name="Visited_20_Internet_20_Link">https://msdn.microsoft.com/en-us/magazine/dn683793.aspx</text:a></text:p>
      <text:p text:style-name="P3"/>
      <text:p text:style-name="P16">[2] Pilgrim, Mark. (2004). <text:span text:style-name="T2">Dive Into python: 5.9 Private Functions</text:span> [Online] Available: <text:tab/><text:a xlink:type="simple" xlink:href="http://www.diveintopython.net/object_oriented_framework/private_functions.html" text:style-name="Internet_20_link" text:visited-style-name="Visited_20_Internet_20_Link">http://www.diveintopython.net/object_oriented_framework/private_functions.html</text:a></text:p>
      <text:p text:style-name="P16"/>
      <text:p text:style-name="P17">[3] Gouy, Isaac. (2015). <text:span text:style-name="T2">The Computer Language Benchmarks Game</text:span> [Online] Available: <text:tab/><text:a xlink:type="simple" xlink:href="http://benchmarksgame.alioth.debian.org/u64q/python.html" text:style-name="Internet_20_link" text:visited-style-name="Visited_20_Internet_20_Link">http://benchmarksgame.alioth.debian.org/u64q/python.html</text:a></text:p>
      <text:p text:style-name="P17"/>
      <text:p text:style-name="P17">[4] Oliveira, Rodrigo B. de. (2013). <text:span text:style-name="T2">The Boo Programming Language</text:span> [Online] Available: <text:tab/><text:a xlink:type="simple" xlink:href="https://github.com/bamboo/boo" text:style-name="Internet_20_link" text:visited-style-name="Visited_20_Internet_20_Link">https://github.com/bamboo/boo</text:a></text:p>
      <text:p text:style-name="P17"/>
      <text:p text:style-name="P24">[5] Wikipedia, (2015). <text:span text:style-name="T2">Compiler</text:span> [Online] Available: <text:a xlink:type="simple" xlink:href="http://en.wikipedia.org/wiki/Compiler" text:style-name="Internet_20_link" text:visited-style-name="Visited_20_Internet_20_Link">http://en.wikipedia.org/wiki/Compiler</text:a></text:p>
      <text:p text:style-name="P24"/>
      <text:p text:style-name="P27">[6] Microsoft MSDN, (2015). <text:span text:style-name="T2">CodeDomProvider Class</text:span> [Online] Available: <text:tab/><text:a xlink:type="simple" xlink:href="https://msdn.microsoft.com/en-" text:style-name="Internet_20_link" text:visited-style-name="Visited_20_Internet_20_Link">https://msdn.microsoft.com/en-</text:a><text:a xlink:type="simple" xlink:href="https://msdn.microsoft.com/en-us/library/system.codedom.compiler.codedomprovider(v=vs.110).aspx" text:style-name="Internet_20_link" text:visited-style-name="Visited_20_Internet_20_Link"><text:span text:style-name="T21"><text:tab/></text:span></text:a><text:a xlink:type="simple" xlink:href="https://msdn.microsoft.com/en-us/library/system.codedom.compiler.codedomprovider(v=vs.110).aspx" text:style-name="Internet_20_link" text:visited-style-name="Visited_20_Internet_20_Link">us/library/system.codedom.compiler.codedomprovider(v=vs.110).aspx</text:a></text:p>
      <text:p text:style-name="P27"/>
      <text:p text:style-name="P29">[7] Microsoft MSDN, (2015). <text:span text:style-name="T2">Using the CodeDOM</text:span> [Online] Available: <text:a xlink:type="simple" xlink:href="https://msdn.microsoft.com/en-" text:style-name="Internet_20_link" text:visited-style-name="Visited_20_Internet_20_Link">https://msdn.microsoft.com/en-</text:a><text:a xlink:type="simple" xlink:href="https://msdn.microsoft.com/en-us/library/y2k85ax6%28v=vs.110%29.aspx" text:style-name="Internet_20_link" text:visited-style-name="Visited_20_Internet_20_Link"><text:span text:style-name="T21"><text:tab/></text:span></text:a><text:a xlink:type="simple" xlink:href="https://msdn.microsoft.com/en-us/library/y2k85ax6%28v=vs.110%29.aspx" text:style-name="Internet_20_link" text:visited-style-name="Visited_20_Internet_20_Link">us/library/y2k85ax6%28v=vs.110%29.aspx</text:a></text:p>
      <text:p text:style-name="P29"/>
      <text:p text:style-name="P30">[8] Wikipedia, (2015). <text:span text:style-name="T2">Flex lexical analyser</text:span> [Online] Available: <text:tab/><text:a xlink:type="simple" xlink:href="http://en.wikipedia.org/wiki/Flex_lexical_analyser" text:style-name="Internet_20_link" text:visited-style-name="Visited_20_Internet_20_Link">http://en.wikipedia.org/wiki/Flex_lexical_analyser</text:a></text:p>
      <text:p text:style-name="P30"><text:soft-page-break/></text:p>
      <text:p text:style-name="P32">[9] rivantsov, (2015). <text:span text:style-name="T2">Irony - .NET Language Implementation Kit</text:span> [Online] Available: <text:tab/><text:a xlink:type="simple" xlink:href="https://irony.codeplex.com/" text:style-name="Internet_20_link" text:visited-style-name="Visited_20_Internet_20_Link">https://irony.codeplex.com/</text:a></text:p>
      <text:p text:style-name="P32"/>
      <text:p text:style-name="P38">[10] Microsoft MSDN, (2015). <text:span text:style-name="T2">C# Compiler Errors</text:span> [Online] Available:</text:p>
      <text:p text:style-name="P38"><text:tab/><text:a xlink:type="simple" xlink:href="https://msdn.microsoft.com/en-us/library/ms228296.aspx" text:style-name="Internet_20_link" text:visited-style-name="Visited_20_Internet_20_Link">https://msdn.microsoft.com/en-us/library/ms228296.aspx</text:a></text:p>
      <text:p text:style-name="P38"/>
      <text:p text:style-name="P42">[11] Microsoft MSDN, (2015). <text:span text:style-name="T2">Using Reflection Emit</text:span> [Online] Available: <text:tab/>https://msdn.microsoft.com/en-us/library/3y322t50(v=vs.80).asp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8T21:03:31.472000000</meta:creation-date>
    <dc:date>2015-06-10T19:01:49.207000000</dc:date>
    <meta:editing-duration>PT16H53M39S</meta:editing-duration>
    <meta:editing-cycles>12</meta:editing-cycles>
    <meta:generator>LibreOffice/4.4.2.2$Windows_x86 LibreOffice_project/c4c7d32d0d49397cad38d62472b0bc8acff48dd6</meta:generator>
    <meta:document-statistic meta:table-count="0" meta:image-count="0" meta:object-count="0" meta:page-count="11" meta:paragraph-count="138" meta:word-count="3344" meta:character-count="20629" meta:non-whitespace-character-count="17362"/>
  </office:meta>
</office:document-meta>
</file>